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fo:font-style="normal" fo:font-weight="normal" officeooo:rsid="0043f57c" officeooo:paragraph-rsid="0042af5d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2" style:family="paragraph" style:parent-style-name="Text_20_body">
      <style:text-properties officeooo:rsid="0042af5d" officeooo:paragraph-rsid="0044abb3"/>
    </style:style>
    <style:style style:name="P3" style:family="paragraph" style:parent-style-name="Text_20_body">
      <style:text-properties style:font-name="Arial" fo:font-size="11.8999996185303pt" fo:font-style="italic" fo:font-weight="bold" officeooo:rsid="004802e8" officeooo:paragraph-rsid="004802e8" style:font-name-asian="WenQuanYi Micro Hei" style:font-size-asian="11.8999996185303pt" style:font-style-asian="italic" style:font-weight-asian="bold" style:font-name-complex="Lohit Hindi1" style:font-size-complex="11.8999996185303pt" style:font-style-complex="italic" style:font-weight-complex="bold"/>
    </style:style>
    <style:style style:name="P4" style:family="paragraph" style:parent-style-name="Text_20_body">
      <style:text-properties officeooo:rsid="00469de4" officeooo:paragraph-rsid="00469de4"/>
    </style:style>
    <style:style style:name="P5" style:family="paragraph" style:parent-style-name="Text_20_body">
      <style:text-properties officeooo:rsid="004a34a2" officeooo:paragraph-rsid="004a34a2"/>
    </style:style>
    <style:style style:name="P6" style:family="paragraph" style:parent-style-name="Text_20_body" style:list-style-name="L1">
      <style:text-properties officeooo:paragraph-rsid="004a34a2"/>
    </style:style>
    <style:style style:name="P7" style:family="paragraph" style:parent-style-name="Text_20_body">
      <style:text-properties officeooo:rsid="004c3e24" officeooo:paragraph-rsid="004c3e24"/>
    </style:style>
    <style:style style:name="P8" style:family="paragraph" style:parent-style-name="Heading_20_2">
      <style:text-properties officeooo:rsid="004a34a2" officeooo:paragraph-rsid="002ee91a"/>
    </style:style>
    <style:style style:name="P9" style:family="paragraph" style:parent-style-name="Standard">
      <style:text-properties officeooo:rsid="003eba8a" officeooo:paragraph-rsid="003eba8a"/>
    </style:style>
    <style:style style:name="P10" style:family="paragraph" style:parent-style-name="Standard">
      <style:text-properties officeooo:rsid="004c3e24" officeooo:paragraph-rsid="004c3e24"/>
    </style:style>
    <style:style style:name="T1" style:family="text">
      <style:text-properties officeooo:rsid="00469de4"/>
    </style:style>
    <style:style style:name="T2" style:family="text">
      <style:text-properties officeooo:rsid="00485418"/>
    </style:style>
    <style:style style:name="T3" style:family="text">
      <style:text-properties officeooo:rsid="004a34a2"/>
    </style:style>
    <style:style style:name="T4" style:family="text">
      <style:text-properties officeooo:rsid="004c3e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">16</text:span> : <text:span text:style-name="T4">Architecture</text:span></text:h>
      <text:p text:style-name="Standard"/>
      <text:p text:style-name="P9"/>
      <text:p text:style-name="P10">Définir un cluster logstash, utiliser persistent queue </text:p>
      <text:p text:style-name="P10"/>
      <text:p text:style-name="P10">Un cluster ElasticSearch avec des spécialisations de nœud :</text:p>
      <text:p text:style-name="P10">Data node</text:p>
      <text:p text:style-name="P10">Master nodes</text:p>
      <text:p text:style-name="P10">Ingstion nodes</text:p>
      <text:h text:style-name="P8" text:outline-level="2"/>
      <text:p text:style-name="P7">Activer des beats (MetricBeats, Packetbeats) sur toutes les machines qui load-balanced vers les nœuds logstash,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8-05-10T09:31:54.500349025</dc:date>
    <meta:editing-duration>PT13H29M57S</meta:editing-duration>
    <meta:editing-cycles>5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0" meta:character-count="279" meta:non-whitespace-character-count="245"/>
  </office:meta>
</office:document-meta>
</file>